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9.925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7.659cm"/>
    </style:style>
    <style:style style:name="co7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office:value-type="string">
            <text:p>ART_ID</text:p>
          </table:table-cell>
          <table:table-cell office:value-type="string">
            <text:p>ART_DESC</text:p>
          </table:table-cell>
          <table:table-cell office:value-type="string">
            <text:p>GR_ID</text:p>
          </table:table-cell>
          <table:table-cell office:value-type="string">
            <text:p>GR_ATTRIB_VAL_DESC</text:p>
          </table:table-cell>
          <table:table-cell office:value-type="string">
            <text:p>ADD_OP_DESC</text:p>
          </table:table-cell>
          <table:table-cell office:value-type="string">
            <text:p>ADD_OP_ATTRIB_DESC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4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tancer 12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tancer 12 mm aluminijski</text:p>
          </table:table-cell>
          <table:table-cell office:value-type="string">
            <text:p>distancer</text:p>
          </table:table-cell>
          <table:table-cell office:value-type="string">
            <text:p>12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Lamistal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Lamistal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8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distancer</text:p>
          </table:table-cell>
          <table:table-cell office:value-type="string">
            <text:p>12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ancer 8 mm aluminijski</text:p>
          </table:table-cell>
          <table:table-cell office:value-type="string">
            <text:p>distancer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ancer 8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stancer 10 mm aluminijski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stancer 10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0">2006.10.30</text:date>, <text:time>11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1:30:11</meta:creation-date>
    <dc:date>2006-10-30T11:52:57</dc:date>
    <dc:language>en-US</dc:language>
    <meta:editing-cycles>2</meta:editing-cycles>
    <meta:editing-duration>PT54S</meta:editing-duration>
    <meta:user-defined meta:name="Info 1"/>
    <meta:user-defined meta:name="Info 2"/>
    <meta:user-defined meta:name="Info 3"/>
    <meta:user-defined meta:name="Info 4"/>
    <meta:document-statistic meta:table-count="1" meta:cell-count="338"/>
  </office:meta>
</office:document-meta>
</file>